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6000000D61E2A6659AEB57E77.png" manifest:media-type="image/png"/>
  <manifest:file-entry manifest:full-path="Pictures/100002010000010A00000070DFEFB4E323E64C03.png" manifest:media-type="image/png"/>
  <manifest:file-entry manifest:full-path="Pictures/10000201000000C8000000C8A5D568E02F590B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6" style:family="graphic" style:parent-style-name="standard">
      <style:graphic-properties svg:stroke-color="#999999" draw:stroke-linejoin="round" draw:textarea-vertical-align="middle" draw:shadow-offset-x="0.203cm" draw:shadow-offset-y="0.203cm"/>
    </style:style>
    <style:style style:name="gr7" style:family="graphic" style:parent-style-name="standard">
      <style:graphic-properties svg:stroke-width="0.053cm" svg:stroke-color="#000000" draw:marker-start-width="0.279cm" draw:marker-end-width="0.279cm" draw:stroke-linejoin="round" draw:textarea-vertical-align="middle" fo:padding-top="0.151cm" fo:padding-bottom="0.151cm" fo:padding-left="0.276cm" fo:padding-right="0.276cm" draw:shadow-offset-x="0.203cm" draw:shadow-offset-y="0.203cm"/>
    </style:style>
    <style:style style:name="gr8" style:family="graphic" style:parent-style-name="standard">
      <style:graphic-properties draw:stroke="solid" draw:stroke-dash="Fine_20_Dashed" svg:stroke-width="0.053cm" svg:stroke-color="#000000" draw:marker-start-width="0.279cm" draw:marker-end-width="0.279cm" draw:stroke-linejoin="round" draw:textarea-vertical-align="middle" fo:padding-top="0.151cm" fo:padding-bottom="0.151cm" fo:padding-left="0.276cm" fo:padding-right="0.276cm" draw:shadow-offset-x="0.203cm" draw:shadow-offset-y="0.203cm"/>
    </style:style>
    <style:style style:name="gr9" style:family="graphic" style:parent-style-name="standard">
      <style:graphic-properties draw:stroke="dash" draw:stroke-dash="Fine_20_Dashed" svg:stroke-width="0.053cm" svg:stroke-color="#000000" draw:marker-start-width="0.279cm" draw:marker-end-width="0.279cm" draw:stroke-linejoin="round" draw:textarea-vertical-align="middle" fo:padding-top="0.151cm" fo:padding-bottom="0.151cm" fo:padding-left="0.276cm" fo:padding-right="0.276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1" style:family="graphic" style:parent-style-name="standard">
      <style:graphic-properties draw:stroke="solid" draw:stroke-dash="Fine_20_Dashed" svg:stroke-width="0.053cm" svg:stroke-color="#000000" draw:marker-start-width="0.279cm" draw:marker-end="" draw:marker-end-width="0.279cm" draw:stroke-linejoin="round" draw:textarea-vertical-align="middle" fo:padding-top="0.151cm" fo:padding-bottom="0.151cm" fo:padding-left="0.276cm" fo:padding-right="0.276cm" draw:shadow-offset-x="0.203cm" draw:shadow-offset-y="0.2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808080" style:font-name="Arial" fo:font-size="14pt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Arial" fo:font-size="16pt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14pt"/>
    </style:style>
    <style:style style:name="P6" style:family="paragraph">
      <loext:graphic-properties draw:fill="none" draw:fill-color="#ffffff"/>
      <style:paragraph-properties fo:text-align="center"/>
      <style:text-properties fo:color="#808080" style:font-name="Arial" fo:font-size="24pt" fo:font-weight="bold"/>
    </style:style>
    <style:style style:name="P7" style:family="paragraph">
      <loext:graphic-properties draw:fill="none" draw:fill-color="#ffffff"/>
      <style:paragraph-properties fo:text-align="center"/>
      <style:text-properties fo:color="#000000" style:font-name="Arial" fo:font-size="8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color="#000000" style:font-name="Arial" fo:font-size="10pt"/>
    </style:style>
    <style:style style:name="P10" style:family="paragraph">
      <loext:graphic-properties draw:fill="none" draw:fill-color="#ffffff"/>
      <style:paragraph-properties fo:text-align="center"/>
      <style:text-properties fo:color="#000000" style:font-name="Arial" fo:font-size="9pt"/>
    </style:style>
    <style:style style:name="T1" style:family="text">
      <style:text-properties fo:color="#808080" style:font-name="Arial" fo:font-size="14pt"/>
    </style:style>
    <style:style style:name="T2" style:family="text">
      <style:text-properties fo:color="#808080" style:font-name="Arial" fo:font-size="16pt"/>
    </style:style>
    <style:style style:name="T3" style:family="text">
      <style:text-properties style:font-name="Arial" fo:font-size="14pt"/>
    </style:style>
    <style:style style:name="T4" style:family="text">
      <style:text-properties fo:color="#808080" style:font-name="Arial" fo:font-size="24pt" fo:font-weight="bold"/>
    </style:style>
    <style:style style:name="T5" style:family="text">
      <style:text-properties fo:color="#000000" style:font-name="Arial" fo:font-size="8pt"/>
    </style:style>
    <style:style style:name="T6" style:family="text">
      <style:text-properties fo:color="#000000" style:font-name="Arial" fo:font-size="10pt"/>
    </style:style>
    <style:style style:name="T7" style:family="text">
      <style:text-properties fo:color="#000000" style:font-name="Arial" fo:font-size="8pt" style:font-size-asian="8pt" style:font-size-complex="8pt"/>
    </style:style>
    <style:style style:name="T8" style:family="text">
      <style:text-properties fo:color="#000000" style:font-name="Arial"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nagement-plane" draw:style-name="dp1" draw:master-page-name="PM0">
        <draw:frame draw:style-name="gr1" draw:text-style-name="P1" xml:id="id3" draw:id="id3" draw:layer="layout" svg:width="0.788cm" svg:height="0.788cm" svg:x="1.377cm" svg:y="6.257cm">
          <draw:image xlink:href="Pictures/10000201000000C8000000C8A5D568E02F590B74.png" xlink:type="simple" xlink:show="embed" xlink:actuate="onLoad">
            <text:p/>
          </draw:image>
        </draw:frame>
        <draw:frame draw:style-name="gr2" draw:text-style-name="P1" xml:id="id2" draw:id="id2" draw:layer="layout" svg:width="1.29cm" svg:height="0.543cm" svg:x="1.867cm" svg:y="4.637cm">
          <draw:image xlink:href="Pictures/100002010000010A00000070DFEFB4E323E64C03.png" xlink:type="simple" xlink:show="embed" xlink:actuate="onLoad">
            <text:p/>
          </draw:image>
        </draw:frame>
        <draw:frame draw:style-name="gr1" draw:text-style-name="P1" xml:id="id4" draw:id="id4" draw:layer="layout" svg:width="1.32cm" svg:height="1.016cm" svg:x="2.914cm" svg:y="2.527cm">
          <draw:image xlink:href="Pictures/1000020100000116000000D61E2A6659AEB57E77.png" xlink:type="simple" xlink:show="embed" xlink:actuate="onLoad">
            <text:p/>
          </draw:image>
        </draw:frame>
        <draw:frame draw:style-name="gr1" draw:text-style-name="P1" xml:id="id20" draw:id="id20" draw:layer="layout" svg:width="1.744cm" svg:height="1.342cm" svg:x="4.585cm" svg:y="0.052cm">
          <draw:image xlink:href="Pictures/1000020100000116000000D61E2A6659AEB57E77.png" xlink:type="simple" xlink:show="embed" xlink:actuate="onLoad">
            <text:p/>
          </draw:image>
        </draw:frame>
        <draw:frame draw:style-name="gr3" draw:text-style-name="P1" xml:id="id1" draw:id="id1" draw:layer="layout" svg:width="0.788cm" svg:height="0.788cm" svg:x="2.777cm" svg:y="6.257cm">
          <draw:image xlink:href="Pictures/10000201000000C8000000C8A5D568E02F590B74.png" xlink:type="simple" xlink:show="embed" xlink:actuate="onLoad">
            <text:p/>
          </draw:image>
        </draw:frame>
        <draw:frame draw:style-name="gr4" draw:text-style-name="P3" draw:layer="layout" svg:width="0.935cm" svg:height="0.806cm" svg:x="2.016cm" svg:y="6.056cm">
          <draw:text-box>
            <text:p text:style-name="P2"><text:span text:style-name="T1">...</text:span></text:p>
          </draw:text-box>
        </draw:frame>
        <draw:frame draw:style-name="gr1" draw:text-style-name="P1" xml:id="id6" draw:id="id6" draw:layer="layout" svg:width="1.29cm" svg:height="0.543cm" svg:x="3.867cm" svg:y="4.638cm">
          <draw:image xlink:href="Pictures/100002010000010A00000070DFEFB4E323E64C03.png" xlink:type="simple" xlink:show="embed" xlink:actuate="onLoad">
            <text:p/>
          </draw:image>
        </draw:frame>
        <draw:frame draw:style-name="gr4" draw:text-style-name="P3" draw:layer="layout" svg:width="0.935cm" svg:height="0.806cm" svg:x="3.032cm" svg:y="4.332cm">
          <draw:text-box>
            <text:p text:style-name="P2"><text:span text:style-name="T1">...</text:span></text:p>
          </draw:text-box>
        </draw:frame>
        <draw:frame draw:style-name="gr1" draw:text-style-name="P1" xml:id="id7" draw:id="id7" draw:layer="layout" svg:width="1.29cm" svg:height="0.543cm" svg:x="5.868cm" svg:y="4.639cm">
          <draw:image xlink:href="Pictures/100002010000010A00000070DFEFB4E323E64C03.png" xlink:type="simple" xlink:show="embed" xlink:actuate="onLoad">
            <text:p/>
          </draw:image>
        </draw:frame>
        <draw:frame draw:style-name="gr4" draw:text-style-name="P3" draw:layer="layout" svg:width="0.935cm" svg:height="0.806cm" svg:x="5.033cm" svg:y="4.333cm">
          <draw:text-box>
            <text:p text:style-name="P2"><text:span text:style-name="T1">...</text:span></text:p>
          </draw:text-box>
        </draw:frame>
        <draw:frame draw:style-name="gr1" draw:text-style-name="P1" xml:id="id8" draw:id="id8" draw:layer="layout" svg:width="1.29cm" svg:height="0.543cm" svg:x="7.869cm" svg:y="4.64cm">
          <draw:image xlink:href="Pictures/100002010000010A00000070DFEFB4E323E64C03.png" xlink:type="simple" xlink:show="embed" xlink:actuate="onLoad">
            <text:p/>
          </draw:image>
        </draw:frame>
        <draw:frame draw:style-name="gr4" draw:text-style-name="P3" draw:layer="layout" svg:width="0.935cm" svg:height="0.806cm" svg:x="7.034cm" svg:y="4.334cm">
          <draw:text-box>
            <text:p text:style-name="P2"><text:span text:style-name="T1">...</text:span></text:p>
          </draw:text-box>
        </draw:frame>
        <draw:frame draw:style-name="gr3" draw:text-style-name="P1" xml:id="id19" draw:id="id19" draw:layer="layout" svg:width="0.788cm" svg:height="0.788cm" svg:x="7.377cm" svg:y="6.258cm">
          <draw:image xlink:href="Pictures/10000201000000C8000000C8A5D568E02F590B74.png" xlink:type="simple" xlink:show="embed" xlink:actuate="onLoad">
            <text:p/>
          </draw:image>
        </draw:frame>
        <draw:frame draw:style-name="gr3" draw:text-style-name="P1" xml:id="id18" draw:id="id18" draw:layer="layout" svg:width="0.788cm" svg:height="0.788cm" svg:x="8.777cm" svg:y="6.258cm">
          <draw:image xlink:href="Pictures/10000201000000C8000000C8A5D568E02F590B74.png" xlink:type="simple" xlink:show="embed" xlink:actuate="onLoad">
            <text:p/>
          </draw:image>
        </draw:frame>
        <draw:frame draw:style-name="gr4" draw:text-style-name="P3" draw:layer="layout" svg:width="0.935cm" svg:height="0.806cm" svg:x="8.016cm" svg:y="6.057cm">
          <draw:text-box>
            <text:p text:style-name="P2"><text:span text:style-name="T1">...</text:span></text:p>
          </draw:text-box>
        </draw:frame>
        <draw:frame draw:style-name="gr4" draw:text-style-name="P3" draw:layer="layout" svg:width="0.935cm" svg:height="0.806cm" svg:x="5.017cm" svg:y="6.056cm">
          <draw:text-box>
            <text:p text:style-name="P2"><text:span text:style-name="T1">...</text:span></text:p>
          </draw:text-box>
        </draw:frame>
        <draw:frame draw:style-name="gr1" draw:text-style-name="P1" xml:id="id5" draw:id="id5" draw:layer="layout" svg:width="1.32cm" svg:height="1.016cm" svg:x="6.814cm" svg:y="2.527cm">
          <draw:image xlink:href="Pictures/1000020100000116000000D61E2A6659AEB57E77.png" xlink:type="simple" xlink:show="embed" xlink:actuate="onLoad">
            <text:p/>
          </draw:image>
        </draw:frame>
        <draw:frame draw:style-name="gr5" draw:text-style-name="P4" draw:layer="layout" svg:width="0.99cm" svg:height="0.878cm" svg:x="5.034cm" svg:y="2.433cm">
          <draw:text-box>
            <text:p text:style-name="P2"><text:span text:style-name="T2">...</text:span></text:p>
          </draw:text-box>
        </draw:frame>
        <draw:connector draw:style-name="gr6" draw:text-style-name="P2" draw:layer="layout" draw:type="line" svg:x1="3.171cm" svg:y1="6.257cm" svg:x2="2.512cm" svg:y2="5.18cm" draw:start-shape="id1" draw:start-glue-point="0" draw:end-shape="id2" draw:end-glue-point="2" svg:d="M3171 6257l-659-1077" svg:viewBox="0 0 660 1078">
          <text:p/>
        </draw:connector>
        <draw:connector draw:style-name="gr7" draw:text-style-name="P2" draw:layer="layout" draw:type="line" svg:x1="1.771cm" svg:y1="6.257cm" svg:x2="2.513cm" svg:y2="5.181cm" draw:start-shape="id3" draw:start-glue-point="0" svg:d="M1771 6257l742-1076" svg:viewBox="0 0 743 1077">
          <text:p/>
        </draw:connector>
        <draw:connector draw:style-name="gr8" draw:text-style-name="P2" draw:layer="layout" draw:type="line" svg:x1="3.574cm" svg:y1="3.543cm" svg:x2="2.512cm" svg:y2="4.637cm" draw:start-shape="id4" draw:start-glue-point="2" draw:end-shape="id2" draw:end-glue-point="0" svg:d="M3574 3543l-1062 1094" svg:viewBox="0 0 1063 1095">
          <text:p/>
        </draw:connector>
        <draw:connector draw:style-name="gr6" draw:text-style-name="P2" draw:layer="layout" draw:type="line" svg:x1="7.474cm" svg:y1="3.543cm" svg:x2="4.512cm" svg:y2="4.638cm" draw:start-shape="id5" draw:start-glue-point="2" draw:end-shape="id6" draw:end-glue-point="0" svg:d="M7474 3543l-2962 1095" svg:viewBox="0 0 2963 1096">
          <text:p/>
        </draw:connector>
        <draw:connector draw:style-name="gr6" draw:text-style-name="P2" draw:layer="layout" draw:type="line" svg:x1="7.474cm" svg:y1="3.543cm" svg:x2="6.513cm" svg:y2="4.639cm" draw:start-shape="id5" draw:start-glue-point="2" draw:end-shape="id7" draw:end-glue-point="0" svg:d="M7474 3543l-961 1096" svg:viewBox="0 0 962 1097">
          <text:p/>
        </draw:connector>
        <draw:connector draw:style-name="gr6" draw:text-style-name="P2" draw:layer="layout" draw:type="line" svg:x1="7.474cm" svg:y1="3.543cm" svg:x2="8.514cm" svg:y2="4.64cm" draw:start-shape="id5" draw:start-glue-point="2" draw:end-shape="id8" draw:end-glue-point="0" svg:d="M7474 3543l1040 1097" svg:viewBox="0 0 1041 1098">
          <text:p/>
        </draw:connector>
        <draw:frame draw:style-name="gr3" draw:text-style-name="P1" xml:id="id11" draw:id="id11" draw:layer="layout" svg:width="0.788cm" svg:height="0.788cm" svg:x="10.877cm" svg:y="6.257cm">
          <draw:image xlink:href="Pictures/10000201000000C8000000C8A5D568E02F590B74.png" xlink:type="simple" xlink:show="embed" xlink:actuate="onLoad">
            <text:p/>
          </draw:image>
        </draw:frame>
        <draw:frame draw:style-name="gr1" draw:text-style-name="P1" xml:id="id10" draw:id="id10" draw:layer="layout" svg:width="1.29cm" svg:height="0.543cm" svg:x="11.367cm" svg:y="4.637cm">
          <draw:image xlink:href="Pictures/100002010000010A00000070DFEFB4E323E64C03.png" xlink:type="simple" xlink:show="embed" xlink:actuate="onLoad">
            <text:p/>
          </draw:image>
        </draw:frame>
        <draw:frame draw:style-name="gr1" draw:text-style-name="P1" xml:id="id12" draw:id="id12" draw:layer="layout" svg:width="1.32cm" svg:height="1.016cm" svg:x="12.414cm" svg:y="2.527cm">
          <draw:image xlink:href="Pictures/1000020100000116000000D61E2A6659AEB57E77.png" xlink:type="simple" xlink:show="embed" xlink:actuate="onLoad">
            <text:p/>
          </draw:image>
        </draw:frame>
        <draw:frame draw:style-name="gr3" draw:text-style-name="P1" xml:id="id9" draw:id="id9" draw:layer="layout" svg:width="0.788cm" svg:height="0.788cm" svg:x="12.277cm" svg:y="6.257cm">
          <draw:image xlink:href="Pictures/10000201000000C8000000C8A5D568E02F590B74.png" xlink:type="simple" xlink:show="embed" xlink:actuate="onLoad">
            <text:p/>
          </draw:image>
        </draw:frame>
        <draw:frame draw:style-name="gr4" draw:text-style-name="P3" draw:layer="layout" svg:width="0.935cm" svg:height="0.806cm" svg:x="11.516cm" svg:y="6.056cm">
          <draw:text-box>
            <text:p text:style-name="P2"><text:span text:style-name="T1">...</text:span></text:p>
          </draw:text-box>
        </draw:frame>
        <draw:frame draw:style-name="gr1" draw:text-style-name="P1" xml:id="id14" draw:id="id14" draw:layer="layout" svg:width="1.29cm" svg:height="0.543cm" svg:x="13.367cm" svg:y="4.638cm">
          <draw:image xlink:href="Pictures/100002010000010A00000070DFEFB4E323E64C03.png" xlink:type="simple" xlink:show="embed" xlink:actuate="onLoad">
            <text:p/>
          </draw:image>
        </draw:frame>
        <draw:frame draw:style-name="gr4" draw:text-style-name="P5" draw:layer="layout" svg:width="0.935cm" svg:height="0.806cm" svg:x="12.532cm" svg:y="4.332cm">
          <draw:text-box>
            <text:p text:style-name="P2"><text:span text:style-name="T3">...</text:span></text:p>
          </draw:text-box>
        </draw:frame>
        <draw:frame draw:style-name="gr1" draw:text-style-name="P1" xml:id="id15" draw:id="id15" draw:layer="layout" svg:width="1.29cm" svg:height="0.543cm" svg:x="15.368cm" svg:y="4.639cm">
          <draw:image xlink:href="Pictures/100002010000010A00000070DFEFB4E323E64C03.png" xlink:type="simple" xlink:show="embed" xlink:actuate="onLoad">
            <text:p/>
          </draw:image>
        </draw:frame>
        <draw:frame draw:style-name="gr4" draw:text-style-name="P5" draw:layer="layout" svg:width="0.935cm" svg:height="0.806cm" svg:x="14.533cm" svg:y="4.333cm">
          <draw:text-box>
            <text:p text:style-name="P2"><text:span text:style-name="T3">...</text:span></text:p>
          </draw:text-box>
        </draw:frame>
        <draw:frame draw:style-name="gr2" draw:text-style-name="P1" xml:id="id17" draw:id="id17" draw:layer="layout" svg:width="1.29cm" svg:height="0.543cm" svg:x="17.369cm" svg:y="4.64cm">
          <draw:image xlink:href="Pictures/100002010000010A00000070DFEFB4E323E64C03.png" xlink:type="simple" xlink:show="embed" xlink:actuate="onLoad">
            <text:p/>
          </draw:image>
        </draw:frame>
        <draw:frame draw:style-name="gr4" draw:text-style-name="P5" draw:layer="layout" svg:width="0.935cm" svg:height="0.806cm" svg:x="16.534cm" svg:y="4.334cm">
          <draw:text-box>
            <text:p text:style-name="P2"><text:span text:style-name="T3">...</text:span></text:p>
          </draw:text-box>
        </draw:frame>
        <draw:frame draw:style-name="gr1" draw:text-style-name="P1" xml:id="id16" draw:id="id16" draw:layer="layout" svg:width="0.788cm" svg:height="0.788cm" svg:x="16.877cm" svg:y="6.258cm">
          <draw:image xlink:href="Pictures/10000201000000C8000000C8A5D568E02F590B74.png" xlink:type="simple" xlink:show="embed" xlink:actuate="onLoad">
            <text:p/>
          </draw:image>
        </draw:frame>
        <draw:frame draw:style-name="gr3" draw:text-style-name="P1" xml:id="id22" draw:id="id22" draw:layer="layout" svg:width="0.788cm" svg:height="0.788cm" svg:x="18.277cm" svg:y="6.258cm">
          <draw:image xlink:href="Pictures/10000201000000C8000000C8A5D568E02F590B74.png" xlink:type="simple" xlink:show="embed" xlink:actuate="onLoad">
            <text:p/>
          </draw:image>
        </draw:frame>
        <draw:frame draw:style-name="gr4" draw:text-style-name="P3" draw:layer="layout" svg:width="0.935cm" svg:height="0.806cm" svg:x="17.516cm" svg:y="6.057cm">
          <draw:text-box>
            <text:p text:style-name="P2"><text:span text:style-name="T1">...</text:span></text:p>
          </draw:text-box>
        </draw:frame>
        <draw:frame draw:style-name="gr4" draw:text-style-name="P3" draw:layer="layout" svg:width="0.935cm" svg:height="0.806cm" svg:x="14.517cm" svg:y="6.056cm">
          <draw:text-box>
            <text:p text:style-name="P2"><text:span text:style-name="T1">...</text:span></text:p>
          </draw:text-box>
        </draw:frame>
        <draw:frame draw:style-name="gr1" draw:text-style-name="P1" xml:id="id13" draw:id="id13" draw:layer="layout" svg:width="1.32cm" svg:height="1.016cm" svg:x="16.314cm" svg:y="2.527cm">
          <draw:image xlink:href="Pictures/1000020100000116000000D61E2A6659AEB57E77.png" xlink:type="simple" xlink:show="embed" xlink:actuate="onLoad">
            <text:p/>
          </draw:image>
        </draw:frame>
        <draw:frame draw:style-name="gr5" draw:text-style-name="P4" draw:layer="layout" svg:width="0.99cm" svg:height="0.878cm" svg:x="14.534cm" svg:y="2.433cm">
          <draw:text-box>
            <text:p text:style-name="P2"><text:span text:style-name="T2">...</text:span></text:p>
          </draw:text-box>
        </draw:frame>
        <draw:connector draw:style-name="gr6" draw:text-style-name="P2" draw:layer="layout" draw:type="line" svg:x1="12.671cm" svg:y1="6.257cm" svg:x2="12.012cm" svg:y2="5.18cm" draw:start-shape="id9" draw:start-glue-point="0" draw:end-shape="id10" draw:end-glue-point="2" svg:d="M12671 6257l-659-1077" svg:viewBox="0 0 660 1078">
          <text:p/>
        </draw:connector>
        <draw:connector draw:style-name="gr6" draw:text-style-name="P2" draw:layer="layout" draw:type="line" svg:x1="11.271cm" svg:y1="6.257cm" svg:x2="12.013cm" svg:y2="5.181cm" draw:start-shape="id11" draw:start-glue-point="0" svg:d="M11271 6257l742-1076" svg:viewBox="0 0 743 1077">
          <text:p/>
        </draw:connector>
        <draw:connector draw:style-name="gr6" draw:text-style-name="P2" draw:layer="layout" draw:type="line" svg:x1="13.074cm" svg:y1="3.543cm" svg:x2="12.012cm" svg:y2="4.637cm" draw:start-shape="id12" draw:start-glue-point="2" draw:end-shape="id10" draw:end-glue-point="0" svg:d="M13074 3543l-1062 1094" svg:viewBox="0 0 1063 1095">
          <text:p/>
        </draw:connector>
        <draw:connector draw:style-name="gr6" draw:text-style-name="P2" draw:layer="layout" draw:type="line" svg:x1="16.974cm" svg:y1="3.543cm" svg:x2="12.012cm" svg:y2="4.637cm" draw:start-shape="id13" draw:start-glue-point="2" draw:end-shape="id10" draw:end-glue-point="0" svg:d="M16974 3543l-4962 1094" svg:viewBox="0 0 4963 1095">
          <text:p/>
        </draw:connector>
        <draw:connector draw:style-name="gr6" draw:text-style-name="P2" draw:layer="layout" draw:type="line" svg:x1="16.974cm" svg:y1="3.543cm" svg:x2="14.012cm" svg:y2="4.638cm" draw:start-shape="id13" draw:start-glue-point="2" draw:end-shape="id14" draw:end-glue-point="0" svg:d="M16974 3543l-2962 1095" svg:viewBox="0 0 2963 1096">
          <text:p/>
        </draw:connector>
        <draw:connector draw:style-name="gr6" draw:text-style-name="P2" draw:layer="layout" draw:type="line" svg:x1="16.974cm" svg:y1="3.543cm" svg:x2="16.013cm" svg:y2="4.639cm" draw:start-shape="id13" draw:start-glue-point="2" draw:end-shape="id15" draw:end-glue-point="0" svg:d="M16974 3543l-961 1096" svg:viewBox="0 0 962 1097">
          <text:p/>
        </draw:connector>
        <draw:connector draw:style-name="gr6" draw:text-style-name="P2" draw:layer="layout" draw:type="line" svg:x1="3.574cm" svg:y1="3.543cm" svg:x2="4.512cm" svg:y2="4.638cm" draw:start-shape="id4" draw:start-glue-point="2" draw:end-shape="id6" draw:end-glue-point="0" svg:d="M3574 3543l938 1095" svg:viewBox="0 0 939 1096">
          <text:p/>
        </draw:connector>
        <draw:connector draw:style-name="gr6" draw:text-style-name="P2" draw:layer="layout" draw:type="line" svg:x1="3.574cm" svg:y1="3.543cm" svg:x2="6.513cm" svg:y2="4.639cm" draw:start-shape="id4" draw:start-glue-point="2" draw:end-shape="id7" draw:end-glue-point="0" svg:d="M3574 3543l2939 1096" svg:viewBox="0 0 2940 1097">
          <text:p/>
        </draw:connector>
        <draw:connector draw:style-name="gr6" draw:text-style-name="P2" draw:layer="layout" draw:type="line" svg:x1="3.574cm" svg:y1="3.543cm" svg:x2="8.514cm" svg:y2="4.64cm" draw:start-shape="id4" draw:start-glue-point="2" draw:end-shape="id8" draw:end-glue-point="0" svg:d="M3574 3543l4940 1097" svg:viewBox="0 0 4941 1098">
          <text:p/>
        </draw:connector>
        <draw:connector draw:style-name="gr9" draw:text-style-name="P2" draw:layer="layout" draw:type="line" svg:x1="1.684cm" svg:y1="6.205cm" svg:x2="2.377cm" svg:y2="5.208cm" svg:d="M1684 6205l693-997" svg:viewBox="0 0 694 998">
          <text:p/>
        </draw:connector>
        <draw:frame draw:style-name="gr1" draw:text-style-name="P1" xml:id="id21" draw:id="id21" draw:layer="layout" svg:width="1.744cm" svg:height="1.342cm" svg:x="14.085cm" svg:y="0.052cm">
          <draw:image xlink:href="Pictures/1000020100000116000000D61E2A6659AEB57E77.png" xlink:type="simple" xlink:show="embed" xlink:actuate="onLoad">
            <text:p/>
          </draw:image>
        </draw:frame>
        <draw:connector draw:style-name="gr7" draw:text-style-name="P2" draw:layer="layout" draw:type="line" svg:x1="17.271cm" svg:y1="6.258cm" svg:x2="18.014cm" svg:y2="5.183cm" draw:start-shape="id16" draw:start-glue-point="0" draw:end-shape="id17" draw:end-glue-point="2" svg:d="M17271 6258l743-1075" svg:viewBox="0 0 744 1076">
          <text:p/>
        </draw:connector>
        <draw:connector draw:style-name="gr6" draw:text-style-name="P2" draw:layer="layout" draw:type="line" svg:x1="9.171cm" svg:y1="6.258cm" svg:x2="8.514cm" svg:y2="5.183cm" draw:start-shape="id18" draw:start-glue-point="0" draw:end-shape="id8" draw:end-glue-point="2" svg:d="M9171 6258l-657-1075" svg:viewBox="0 0 658 1076">
          <text:p/>
        </draw:connector>
        <draw:connector draw:style-name="gr6" draw:text-style-name="P2" draw:layer="layout" draw:type="line" svg:x1="7.771cm" svg:y1="6.258cm" svg:x2="8.515cm" svg:y2="5.184cm" draw:start-shape="id19" draw:start-glue-point="0" svg:d="M7771 6258l744-1074" svg:viewBox="0 0 745 1075">
          <text:p/>
        </draw:connector>
        <draw:connector draw:style-name="gr6" draw:text-style-name="P2" draw:layer="layout" draw:type="line" svg:x1="5.457cm" svg:y1="1.394cm" svg:x2="7.474cm" svg:y2="2.527cm" draw:start-shape="id20" draw:start-glue-point="2" draw:end-shape="id5" draw:end-glue-point="0" svg:d="M5457 1394l2017 1133" svg:viewBox="0 0 2018 1134">
          <text:p/>
        </draw:connector>
        <draw:connector draw:style-name="gr6" draw:text-style-name="P2" draw:layer="layout" draw:type="line" svg:x1="5.457cm" svg:y1="1.394cm" svg:x2="16.974cm" svg:y2="2.527cm" draw:start-shape="id20" draw:start-glue-point="2" draw:end-shape="id13" draw:end-glue-point="0" svg:d="M5457 1394l11517 1133" svg:viewBox="0 0 11518 1134">
          <text:p/>
        </draw:connector>
        <draw:connector draw:style-name="gr6" draw:text-style-name="P2" draw:layer="layout" draw:type="line" svg:x1="14.957cm" svg:y1="1.394cm" svg:x2="3.574cm" svg:y2="2.527cm" draw:start-shape="id21" draw:start-glue-point="2" draw:end-shape="id4" draw:end-glue-point="0" svg:d="M14957 1394l-11383 1133" svg:viewBox="0 0 11384 1134">
          <text:p/>
        </draw:connector>
        <draw:connector draw:style-name="gr6" draw:text-style-name="P2" draw:layer="layout" draw:type="line" svg:x1="14.957cm" svg:y1="1.394cm" svg:x2="13.074cm" svg:y2="2.527cm" draw:start-shape="id21" draw:start-glue-point="2" draw:end-shape="id12" draw:end-glue-point="0" svg:d="M14957 1394l-1883 1133" svg:viewBox="0 0 1884 1134">
          <text:p/>
        </draw:connector>
        <draw:connector draw:style-name="gr6" draw:text-style-name="P2" draw:layer="layout" draw:type="line" svg:x1="18.671cm" svg:y1="6.258cm" svg:x2="18.014cm" svg:y2="5.183cm" draw:start-shape="id22" draw:start-glue-point="0" draw:end-shape="id17" draw:end-glue-point="2" svg:d="M18671 6258l-657-1075" svg:viewBox="0 0 658 1076">
          <text:p/>
        </draw:connector>
        <draw:connector draw:style-name="gr6" draw:text-style-name="P2" draw:layer="layout" draw:type="line" svg:x1="13.074cm" svg:y1="3.543cm" svg:x2="14.012cm" svg:y2="4.638cm" draw:start-shape="id12" draw:start-glue-point="2" draw:end-shape="id14" draw:end-glue-point="0" svg:d="M13074 3543l938 1095" svg:viewBox="0 0 939 1096">
          <text:p/>
        </draw:connector>
        <draw:connector draw:style-name="gr6" draw:text-style-name="P2" draw:layer="layout" draw:type="line" svg:x1="13.074cm" svg:y1="3.543cm" svg:x2="16.013cm" svg:y2="4.639cm" draw:start-shape="id12" draw:start-glue-point="2" draw:end-shape="id15" draw:end-glue-point="0" svg:d="M13074 3543l2939 1096" svg:viewBox="0 0 2940 1097">
          <text:p/>
        </draw:connector>
        <draw:connector draw:style-name="gr8" draw:text-style-name="P2" draw:layer="layout" draw:type="line" svg:x1="13.074cm" svg:y1="3.543cm" svg:x2="18.014cm" svg:y2="4.64cm" draw:start-shape="id12" draw:start-glue-point="2" draw:end-shape="id17" draw:end-glue-point="0" svg:d="M13074 3543l4940 1097" svg:viewBox="0 0 4941 1098">
          <text:p/>
        </draw:connector>
        <draw:connector draw:style-name="gr9" draw:text-style-name="P2" draw:layer="layout" draw:type="line" svg:x1="16.974cm" svg:y1="3.543cm" svg:x2="18.014cm" svg:y2="4.64cm" draw:start-shape="id13" draw:start-glue-point="2" draw:end-shape="id17" draw:end-glue-point="0" svg:d="M16974 3543l1040 1097" svg:viewBox="0 0 1041 1098">
          <text:p/>
        </draw:connector>
        <draw:frame draw:style-name="gr10" draw:text-style-name="P6" draw:layer="layout" svg:width="1.244cm" svg:height="1.195cm" svg:x="9.713cm" svg:y="3.15cm">
          <draw:text-box>
            <text:p text:style-name="P2"><text:span text:style-name="T4">...</text:span></text:p>
          </draw:text-box>
        </draw:frame>
        <draw:frame draw:style-name="gr5" draw:text-style-name="P4" draw:layer="layout" svg:width="0.99cm" svg:height="0.878cm" svg:x="9.79cm" svg:y="0.181cm">
          <draw:text-box>
            <text:p text:style-name="P2"><text:span text:style-name="T2">...</text:span></text:p>
          </draw:text-box>
        </draw:frame>
        <draw:connector draw:style-name="gr11" draw:text-style-name="P2" draw:layer="layout" draw:type="line" svg:x1="1.509cm" svg:y1="3.766cm" svg:x2="0.984cm" svg:y2="3.768cm" draw:start-shape="id23" svg:d="M1509 3766l-525 2" svg:viewBox="0 0 526 3">
          <text:p/>
        </draw:connector>
        <draw:frame draw:style-name="gr12" draw:text-style-name="P7" draw:layer="layout" svg:width="1.398cm" svg:height="0.569cm" svg:x="1.1cm" svg:y="6.983cm">
          <draw:text-box>
            <text:p text:style-name="P2"><text:span text:style-name="T5">Source</text:span></text:p>
          </draw:text-box>
        </draw:frame>
        <draw:frame draw:style-name="gr12" draw:text-style-name="P7" draw:layer="layout" svg:width="1.924cm" svg:height="0.569cm" svg:x="16.3cm" svg:y="6.984cm">
          <draw:text-box>
            <text:p text:style-name="P2"><text:span text:style-name="T5">Destination</text:span></text:p>
          </draw:text-box>
        </draw:frame>
        <draw:frame draw:style-name="gr13" draw:text-style-name="P9" draw:layer="layout" svg:width="3.371cm" svg:height="0.645cm" svg:x="19cm" svg:y="2.385cm">
          <draw:text-box>
            <text:p text:style-name="P8"><text:span text:style-name="T6">Aggregation Layer</text:span></text:p>
          </draw:text-box>
        </draw:frame>
        <draw:frame draw:style-name="gr14" draw:text-style-name="P9" draw:layer="layout" svg:width="3.371cm" svg:height="0.963cm" svg:x="19.001cm" svg:y="4.386cm">
          <draw:text-box>
            <text:p text:style-name="P8"><text:span text:style-name="T6">Edge Layer</text:span></text:p>
            <text:p text:style-name="P8"><text:span text:style-name="T7">Top-of-Rack (ToR)</text:span></text:p>
          </draw:text-box>
        </draw:frame>
        <draw:frame draw:style-name="gr13" draw:text-style-name="P9" draw:layer="layout" svg:width="3.371cm" svg:height="0.645cm" svg:x="19.002cm" svg:y="6.387cm">
          <draw:text-box>
            <text:p text:style-name="P8"><text:span text:style-name="T6">Servers Layer</text:span></text:p>
          </draw:text-box>
        </draw:frame>
        <draw:frame draw:style-name="gr13" draw:text-style-name="P9" draw:layer="layout" svg:width="3.371cm" svg:height="0.645cm" svg:x="19.001cm" svg:y="0.486cm">
          <draw:text-box>
            <text:p text:style-name="P8"><text:span text:style-name="T6">Core Layer</text:span></text:p>
          </draw:text-box>
        </draw:frame>
        <draw:frame draw:style-name="gr15" draw:text-style-name="P10" draw:layer="layout" svg:width="1.925cm" svg:height="0.607cm" svg:x="0.708cm" svg:y="3.081cm">
          <draw:text-box>
            <text:p text:style-name="P2"><text:span text:style-name="T8">Multipath</text:span></text:p>
          </draw:text-box>
        </draw:frame>
        <draw:frame draw:style-name="gr12" draw:text-style-name="P7" xml:id="id23" draw:id="id23" draw:layer="layout" svg:width="1.334cm" svg:height="0.569cm" svg:x="1.509cm" svg:y="3.482cm">
          <draw:text-box>
            <text:p text:style-name="P2"><text:span text:style-name="T5">Path 1</text:span></text:p>
          </draw:text-box>
        </draw:frame>
        <draw:frame draw:style-name="gr12" draw:text-style-name="P7" xml:id="id24" draw:id="id24" draw:layer="layout" svg:width="1.334cm" svg:height="0.569cm" svg:x="1.51cm" svg:y="3.883cm">
          <draw:text-box>
            <text:p text:style-name="P2"><text:span text:style-name="T5">Path 2</text:span></text:p>
          </draw:text-box>
        </draw:frame>
        <draw:connector draw:style-name="gr9" draw:text-style-name="P2" draw:layer="layout" draw:type="line" svg:x1="1.005cm" svg:y1="4.167cm" svg:x2="1.51cm" svg:y2="4.167cm" draw:end-shape="id24" draw:end-glue-point="3" svg:d="M1005 4167h505" svg:viewBox="0 0 506 1">
          <text:p/>
        </draw:connector>
        <draw:connector draw:style-name="gr9" draw:text-style-name="P2" draw:layer="layout" draw:type="line" svg:x1="17.185cm" svg:y1="6.206cm" svg:x2="17.878cm" svg:y2="5.209cm" svg:d="M17185 6206l693-997" svg:viewBox="0 0 694 998">
          <text:p/>
        </draw:connector>
        <draw:connector draw:style-name="gr11" draw:text-style-name="P2" draw:layer="layout" draw:type="line" svg:x1="5.457cm" svg:y1="1.394cm" svg:x2="3.574cm" svg:y2="2.527cm" draw:start-shape="id20" draw:start-glue-point="2" draw:end-shape="id4" draw:end-glue-point="0" svg:d="M5457 1394l-1883 1133" svg:viewBox="0 0 1884 1134">
          <text:p/>
        </draw:connector>
        <draw:connector draw:style-name="gr8" draw:text-style-name="P2" draw:layer="layout" draw:type="line" svg:x1="5.457cm" svg:y1="1.394cm" svg:x2="13.074cm" svg:y2="2.527cm" draw:start-shape="id20" draw:start-glue-point="2" draw:end-shape="id12" draw:end-glue-point="0" svg:d="M5457 1394l7617 1133" svg:viewBox="0 0 7618 1134">
          <text:p/>
        </draw:connector>
        <draw:connector draw:style-name="gr9" draw:text-style-name="P2" draw:layer="layout" draw:type="line" svg:x1="14.957cm" svg:y1="1.394cm" svg:x2="16.974cm" svg:y2="2.527cm" draw:start-shape="id21" draw:start-glue-point="2" draw:end-shape="id13" draw:end-glue-point="0" svg:d="M14957 1394l2017 1133" svg:viewBox="0 0 2018 1134">
          <text:p/>
        </draw:connector>
        <draw:connector draw:style-name="gr9" draw:text-style-name="P2" draw:layer="layout" draw:type="line" svg:x1="14.957cm" svg:y1="1.394cm" svg:x2="7.474cm" svg:y2="2.527cm" draw:start-shape="id21" draw:start-glue-point="2" draw:end-shape="id5" draw:end-glue-point="0" svg:d="M14957 1394l-7483 1133" svg:viewBox="0 0 7484 1134">
          <text:p/>
        </draw:connector>
        <draw:connector draw:style-name="gr9" draw:text-style-name="P2" draw:layer="layout" draw:type="line" svg:x1="7.474cm" svg:y1="3.543cm" svg:x2="2.512cm" svg:y2="4.637cm" draw:start-shape="id5" draw:start-glue-point="2" draw:end-shape="id2" draw:end-glue-point="0" svg:d="M7474 3543l-4962 1094" svg:viewBox="0 0 4963 10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419cm" fo:page-height="7.772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18T15:55:34.304188381</dc:date>
    <meta:creation-date>2015-08-18T23:20:50Z</meta:creation-date>
    <meta:initial-creator>Felipe Estrada</meta:initial-creator>
    <meta:generator>LibreOffice/5.1.6.2$Linux_X86_64 LibreOffice_project/10m0$Build-2</meta:generator>
    <meta:editing-duration>PT1H23M29S</meta:editing-duration>
    <meta:editing-cycles>21</meta:editing-cycles>
    <meta:document-statistic meta:object-count="83"/>
    <meta:template xlink:type="simple" xlink:actuate="onRequest" xlink:title="UMLMOD_M.VST" xlink:href=""/>
  </office:meta>
</office:document-meta>
</file>